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Programming Project 3 Writeup</text:p>
      <text:p text:style-name="Preformatted_20_Text"/>
      <text:p text:style-name="Preformatted_20_Text">David MHS Webster</text:p>
      <text:p text:style-name="Preformatted_20_Text"/>
      <text:p text:style-name="Preformatted_20_Text">1) Problem Definition:</text:p>
      <text:p text:style-name="Preformatted_20_Text">The problem is fairly simple. Make a linked list of customer nodes, and use it to keep a makeshift queue. Write functions to facilitate this.</text:p>
      <text:p text:style-name="Preformatted_20_Text"/>
      <text:p text:style-name="Preformatted_20_Text">I have also added a little extra, as I always do. If you wish to disable the customer service minigame, just set PLAY_GAME to false at the top of the CPP file.</text:p>
      <text:p text:style-name="Preformatted_20_Text">2) Structures:</text:p>
      <text:p text:style-name="Preformatted_20_Text">*ListNode- It should be a struct because its purpose is entirely to hold data</text:p>
      <text:p text:style-name="Preformatted_20_Text">*LineList- It should be a class because it has a huge number of member functions</text:p>
      <text:p text:style-name="Preformatted_20_Text"/>
      <text:p text:style-name="Preformatted_20_Text">Data design:</text:p>
      <text:p text:style-name="Preformatted_20_Text">Linked List, with the functionality of InsertNode and ServeCustomer being that of a Queue.</text:p>
      <text:p text:style-name="Preformatted_20_Text">3) Design:</text:p>
      <text:p text:style-name="Preformatted_20_Text">The algorithm is that of a Linked List Queue.</text:p>
      <text:p text:style-name="Preformatted_20_Text"><text:tab/>*Adding a member at the beginning (necessary swaps and whatnot to do that)</text:p>
      <text:p text:style-name="Preformatted_20_Text"><text:tab/>*Removing a member from the middle or end (necessary swaps and whatnot to do that) </text:p>
      <text:p text:style-name="Preformatted_20_Text"/>
      <text:p text:style-name="Preformatted_20_Text">The Main function looks like this, roughly</text:p>
      <text:p text:style-name="Preformatted_20_Text">Main{</text:p>
      <text:p text:style-name="Preformatted_20_Text"><text:tab/>Setup the variables, setup the list</text:p>
      <text:p text:style-name="Preformatted_20_Text"><text:tab/>Do statement{</text:p>
      <text:p text:style-name="Preformatted_20_Text"><text:tab/><text:tab/>Switch statement{</text:p>
      <text:p text:style-name="Preformatted_20_Text"><text:tab/><text:tab/><text:tab/>(the cases from the assignment, 1-5)</text:p>
      <text:p text:style-name="Preformatted_20_Text"><text:tab/><text:tab/>}</text:p>
      <text:p text:style-name="Preformatted_20_Text"><text:tab/>}While quit was not selected</text:p>
      <text:p text:style-name="Preformatted_20_Text">}</text:p>
      <text:p text:style-name="Preformatted_20_Text"/>
      <text:p text:style-name="Preformatted_20_Text">4) Implementation:</text:p>
      <text:p text:style-name="Preformatted_20_Text">The program uses a linked list as a queue to store the customer information. That customer information list can be displayed or edited. That part is simple.</text:p>
      <text:p text:style-name="Preformatted_20_Text">The interesting part is the simulation.</text:p>
      <text:p text:style-name="Preformatted_20_Text"/>
      <text:p text:style-name="Preformatted_20_Text">The assignment says the following: “Write a program that simulates a customer service line at an Apple store.”</text:p>
      <text:p text:style-name="Preformatted_20_Text"/>
      <text:p text:style-name="Preformatted_20_Text">So I decided to write a (very rough) simulation of an Apple Store, because it was part of the assignment. That said, I have added a flag to disable this most essential part of the assignment, if it becomes too difficult to tell what the program does with it active.</text:p>
      <text:p text:style-name="Preformatted_20_Text"/>
      <text:p text:style-name="Preformatted_20_Text">The people who stand behind the customer service desk at Apple stores are called “Geniuses” and the desk is the “Genius bar” thus, I decided that the primarily qualification for such a job is IQ (Such is the denotative definition of “Genius”).</text:p>
      <text:p text:style-name="Preformatted_20_Text"/>
      <text:p text:style-name="Preformatted_20_Text">If you make mistakes, your IQ rating drops. The program will usually say “Idiot” or some variant when your IQ decreases.</text:p>
      <text:p text:style-name="Preformatted_20_Text"/>
      <text:p text:style-name="Preformatted_20_Text">If you use the system correctly your IQ increases.</text:p>
      <text:p text:style-name="Preformatted_20_Text"/>
      <text:p text:style-name="Preformatted_20_Text">When you serve a customer (option 2 in the main menu) you enter a Customer Battle.</text:p>
      <text:p text:style-name="Preformatted_20_Text"/>
      <text:p text:style-name="Preformatted_20_Text">In customer battles, you get to battle with angry customers trying to return their electronics. It is your job to make them go away (so that the store doesn’t lose <text:soft-page-break/>money because of Apple’s poor manufacturing quality). <text:s/>Your IQ can increase or decrease as a result of battles, depending on how they went. If your IQ drops below 60 (Mentally Handicapped) then you will be fired.</text:p>
      <text:p text:style-name="Preformatted_20_Text"/>
      <text:p text:style-name="Preformatted_20_Text">Customer battles:</text:p>
      <text:p text:style-name="Preformatted_20_Text">No, you don’t actually fix their electronics. You want them to buy new ones, and Apple fanboys aren’t the smartest guys around… they keep paying high prices for cheap restrictive junk imported from China after all, so they’ll definitely do it.</text:p>
      <text:p text:style-name="Preformatted_20_Text"/>
      <text:p text:style-name="Preformatted_20_Text">You can either Argue, Throw an inflamatory insult, Use an Item, or run away. All with the goal of either removing all HP from the opponent or decreasing their IQ to the mentally handicapped level.</text:p>
      <text:p text:style-name="Preformatted_20_Text"/>
      <text:p text:style-name="Preformatted_20_Text">If you argue, you can decrease their IQ and HP. ‘Nuff said.</text:p>
      <text:p text:style-name="Preformatted_20_Text"/>
      <text:p text:style-name="Preformatted_20_Text">If you throw an inflamatory insult, you can decrease their IQ and HP, although they can make a comeback and if that happens, you also lose IQ and HP.</text:p>
      <text:p text:style-name="Preformatted_20_Text"/>
      <text:p text:style-name="Preformatted_20_Text">If you fight, you can do a significant amount of damage to them (you will also be damaged, keep that in mind) but the law might get involved.</text:p>
      <text:p text:style-name="Preformatted_20_Text"/>
      <text:p text:style-name="Preformatted_20_Text">If you run away, your IQ decreases significantly (Would you get a very high IQ score on a test you ran away from?) but if you’re still smart enough they let you return to your post on the next day.</text:p>
      <text:p text:style-name="Preformatted_20_Text"/>
      <text:p text:style-name="Preformatted_20_Text">To use an item, you must have items to use. You will not have any on your first battle.</text:p>
      <text:p text:style-name="Preformatted_20_Text">You get items from winning battles.</text:p>
      <text:p text:style-name="Preformatted_20_Text">You use up your turn by using an item.</text:p>
      <text:p text:style-name="Preformatted_20_Text">GRENADE- Very powerful explosion. Small enclosed space of an Apple Store. Do you think this is a good idea?</text:p>
      <text:p text:style-name="Preformatted_20_Text">CANDY- You can heal yourself slightly, but candy is bad for you. Too much and you get Diabetes, which decreases your IQ over time.</text:p>
      <text:p text:style-name="Preformatted_20_Text">HEALING POTION- You can heal yourself.</text:p>
      <text:p text:style-name="Preformatted_20_Text">IQ POTION- Heightens your intellect. Picking drugs off the victims of your arguments isn’t always the most trustworthy thing, though. Unreliable, untested by the FDA. Some of it is just cheap lead-infused junk from across the border. Bad drugs will decrease your IQ.</text:p>
      <text:p text:style-name="Preformatted_20_Text"/>
      <text:p text:style-name="Preformatted_20_Text">The opponent also gets an option at these, although they will never use Grenades. They also get the item Air Guitar, which initiates an Air Guitar duel.</text:p>
      <text:p text:style-name="Preformatted_20_Text"/>
      <text:p text:style-name="Preformatted_20_Text">There are several features which I probably forgot to mention about the minigame, but I digress. It should be played. I highly encourage you to play it.</text:p>
      <text:p text:style-name="Preformatted_20_Text"/>
      <text:p text:style-name="Preformatted_20_Text"/>
      <text:p text:style-name="Preformatted_20_Text"/>
      <text:p text:style-name="Preformatted_20_Text"/>
      <text:p text:style-name="Preformatted_20_Text"/>
      <text:p text:style-name="Preformatted_20_Text">SYSTEM INFO:</text:p>
      <text:p text:style-name="Preformatted_20_Text">Debian Buster (Testing)</text:p>
      <text:p text:style-name="Preformatted_20_Text">System name: Buster</text:p>
      <text:p text:style-name="Preformatted_20_Text">GCC Version printout:</text:p>
      <text:p text:style-name="Preformatted_20_Text">gcc --version</text:p>
      <text:p text:style-name="Preformatted_20_Text">gcc (Debian 8.3.0-5) 8.3.0</text:p>
      <text:p text:style-name="Preformatted_20_Text">Copyright (C) 2018 Free Software Foundation, Inc.</text:p>
      <text:p text:style-name="Preformatted_20_Text">This is free software; see the source for copying conditions. <text:s/>There is NO</text:p>
      <text:p text:style-name="Preformatted_20_Text">warranty; not even for MERCHANTABILITY or FITNESS FOR A PARTICULAR PURPOSE.</text:p>
      <text:p text:style-name="Preformatted_20_Text">System Specs:</text:p>
      <text:p text:style-name="Preformatted_20_Text"><text:soft-page-break/>Built by yours truly</text:p>
      <text:p text:style-name="Preformatted_20_Text">Intel i7 6700</text:p>
      <text:p text:style-name="Preformatted_20_Text">32 Gigabytes of DDR4</text:p>
      <text:p text:style-name="Preformatted_20_Text">Nvidia GTX 960 2GB (not that it matters)</text:p>
      <text:p text:style-name="Preformatted_20_Text"/>
      <text:p text:style-name="Preformatted_20_Text">A run log and proof of compiling on grace are attached to the assignment.</text:p>
      <text:p text:style-name="Preformatted_20_Text"/>
      <text:p text:style-name="Preformatted_20_Text">Please note that on grace and only on grace I had to use #define nullptr 0 to get the program to compile. It also works that way on my system, but if you have issues please remove the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65" meta:word-count="931" meta:character-count="5189" meta:non-whitespace-character-count="4309"/>
    <meta:generator>LibreOffice/6.1.5.2$Linux_X86_64 LibreOffice_project/10$Build-2</meta:generator>
  </office:meta>
</office:document-meta>
</file>